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Lucida Console" svg:font-family="Lucida Console" style:font-family-generic="modern" style:font-pitch="fixed" svg:panose-1="2 11 6 9 4 5 4 2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QATemplateHeadingOne" style:master-page-name="MP0" style:family="paragraph">
      <style:paragraph-properties fo:break-before="page" style:page-number="21"/>
    </style:style>
    <style:style style:name="P2" style:parent-style-name="answer" style:family="paragraph">
      <style:paragraph-properties fo:text-indent="0in"/>
    </style:style>
    <style:style style:name="P3" style:parent-style-name="questionheading" style:family="paragraph"/>
    <style:style style:name="P4" style:parent-style-name="questionbody" style:family="paragraph"/>
    <style:style style:name="P5" style:parent-style-name="answer" style:family="paragraph">
      <style:paragraph-properties fo:margin-left="0.5in" fo:text-indent="0in">
        <style:tab-stops/>
      </style:paragraph-properties>
      <style:text-properties fo:font-weight="bold" style:font-weight-asian="bold"/>
    </style:style>
    <style:style style:name="P6" style:parent-style-name="answer" style:family="paragraph">
      <style:paragraph-properties fo:margin-left="0.5in" fo:text-indent="0in">
        <style:tab-stops/>
      </style:paragraph-properties>
      <style:text-properties fo:font-weight="bold" style:font-weight-asian="bold"/>
    </style:style>
    <style:style style:name="P7" style:parent-style-name="answer" style:family="paragraph">
      <style:paragraph-properties fo:margin-left="0.5in" fo:text-indent="0in">
        <style:tab-stops/>
      </style:paragraph-properties>
    </style:style>
    <style:style style:name="P8" style:parent-style-name="sub-question" style:family="paragraph"/>
    <style:style style:name="P9" style:parent-style-name="answer" style:family="paragraph">
      <style:paragraph-properties fo:margin-left="0.5in" fo:text-indent="0in">
        <style:tab-stops/>
      </style:paragraph-properties>
      <style:text-properties fo:font-weight="bold" style:font-weight-asian="bold"/>
    </style:style>
    <style:style style:name="P10" style:parent-style-name="answer" style:family="paragraph">
      <style:paragraph-properties fo:margin-left="0.5in" fo:text-indent="0in">
        <style:tab-stops/>
      </style:paragraph-properties>
      <style:text-properties fo:font-weight="bold" style:font-weight-asian="bold"/>
    </style:style>
    <style:style style:name="P11" style:parent-style-name="answer" style:family="paragraph">
      <style:paragraph-properties fo:margin-left="0.5in" fo:text-indent="0in">
        <style:tab-stops/>
      </style:paragraph-properties>
    </style:style>
    <style:style style:name="P12" style:parent-style-name="questionbody" style:family="paragraph">
      <style:paragraph-properties fo:margin-top="0.1666in" fo:margin-left="0.4958in" fo:text-indent="-0.2479in">
        <style:tab-stops/>
      </style:paragraph-properties>
    </style:style>
    <style:style style:name="T13" style:parent-style-name="DefaultParagraphFont" style:family="text">
      <style:text-properties fo:font-weight="bold" style:font-weight-asian="bold"/>
    </style:style>
    <style:style style:name="P14" style:parent-style-name="answer" style:family="paragraph">
      <style:paragraph-properties fo:margin-left="0.5in" fo:text-indent="0in">
        <style:tab-stops/>
      </style:paragraph-properties>
      <style:text-properties fo:font-weight="bold" style:font-weight-asian="bold"/>
    </style:style>
    <style:style style:name="P15" style:parent-style-name="answer" style:family="paragraph">
      <style:paragraph-properties fo:margin-left="0.5in" fo:text-indent="0in">
        <style:tab-stops/>
      </style:paragraph-properties>
    </style:style>
    <style:style style:name="P16" style:parent-style-name="answer" style:family="paragraph">
      <style:paragraph-properties fo:margin-left="0.5in" fo:text-indent="0in">
        <style:tab-stops/>
      </style:paragraph-properties>
    </style:style>
    <style:style style:name="P17" style:parent-style-name="questionbody" style:family="paragraph"/>
    <style:style style:name="P18" style:parent-style-name="answer" style:family="paragraph">
      <style:paragraph-properties fo:margin-left="0.5in" fo:text-indent="0in">
        <style:tab-stops/>
      </style:paragraph-properties>
      <style:text-properties fo:font-weight="bold" style:font-weight-asian="bold"/>
    </style:style>
    <style:style style:name="P19" style:parent-style-name="answer" style:family="paragraph">
      <style:paragraph-properties fo:margin-left="0.5in" fo:text-indent="0in">
        <style:tab-stops/>
      </style:paragraph-properties>
    </style:style>
    <style:style style:name="P20" style:parent-style-name="questionbody" style:family="paragraph"/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P24" style:parent-style-name="questionheading" style:family="paragraph">
      <style:text-properties fo:language="en" fo:country="GB"/>
    </style:style>
    <style:style style:name="P25" style:parent-style-name="questionbody" style:family="paragraph">
      <style:paragraph-properties fo:margin-left="0.25in">
        <style:tab-stops/>
      </style:paragraph-properties>
      <style:text-properties style:language-asian="en" style:country-asian="US"/>
    </style:style>
    <style:style style:name="P26" style:parent-style-name="questionbody" style:family="paragraph">
      <style:paragraph-properties fo:margin-left="0.25in">
        <style:tab-stops/>
      </style:paragraph-properties>
      <style:text-properties style:language-asian="en" style:country-asian="US"/>
    </style:style>
    <style:style style:name="P27" style:parent-style-name="questionbody" style:family="paragraph">
      <style:paragraph-properties fo:margin-left="0.25in">
        <style:tab-stops/>
      </style:paragraph-properties>
      <style:text-properties style:language-asian="en" style:country-asian="US"/>
    </style:style>
    <style:style style:name="P28" style:parent-style-name="questionheading" style:family="paragraph">
      <style:paragraph-properties fo:break-before="page"/>
    </style:style>
    <style:style style:name="P29" style:parent-style-name="question" style:family="paragraph">
      <style:paragraph-properties fo:margin-left="0.25in" fo:text-indent="-0.0138in">
        <style:tab-stops/>
      </style:paragraph-properties>
      <style:text-properties fo:font-weight="normal" style:font-weight-asian="normal"/>
    </style:style>
    <style:style style:name="P30" style:parent-style-name="question" style:family="paragraph">
      <style:paragraph-properties fo:margin-top="0in" fo:margin-left="0.252in" fo:text-indent="-0.0159in">
        <style:tab-stops/>
      </style:paragraph-properties>
    </style:style>
    <style:style style:name="T31" style:parent-style-name="DefaultParagraphFont" style:family="text">
      <style:text-properties fo:font-weight="normal" style:font-weight-asian="normal"/>
    </style:style>
    <style:style style:name="T32" style:parent-style-name="DefaultParagraphFont" style:family="text">
      <style:text-properties fo:font-weight="normal" style:font-weight-asian="normal"/>
    </style:style>
    <style:style style:name="P33" style:parent-style-name="questionbody" style:family="paragraph">
      <style:paragraph-properties fo:text-indent="-0.75in">
        <style:tab-stops>
          <style:tab-stop style:type="left" style:position="-0.5in"/>
        </style:tab-stops>
      </style:paragraph-properties>
    </style:style>
    <style:style style:name="T34" style:parent-style-name="DefaultParagraphFont" style:family="text">
      <style:text-properties fo:font-weight="bold" style:font-weight-asian="bold" fo:font-style="italic" style:font-style-asian="italic"/>
    </style:style>
    <style:style style:name="P35" style:parent-style-name="code" style:family="paragraph">
      <style:paragraph-properties fo:margin-top="0.0416in" fo:margin-bottom="0in"/>
      <style:text-properties style:font-name="Arial" fo:font-weight="bold" style:font-weight-asian="bold"/>
    </style:style>
    <style:style style:name="P36" style:parent-style-name="code" style:family="paragraph">
      <style:paragraph-properties fo:margin-top="0.0416in" fo:margin-bottom="0in"/>
      <style:text-properties style:font-name="Arial" fo:font-weight="bold" style:font-weight-asian="bold"/>
    </style:style>
    <style:style style:name="P37" style:parent-style-name="code" style:family="paragraph">
      <style:paragraph-properties fo:margin-top="0.0416in" fo:margin-bottom="0in"/>
      <style:text-properties style:font-name="Arial" fo:font-weight="bold" style:font-weight-asian="bold"/>
    </style:style>
    <style:style style:name="P38" style:parent-style-name="answer" style:family="paragraph">
      <style:paragraph-properties fo:margin-top="0in" fo:margin-bottom="0in"/>
    </style:style>
    <style:style style:name="P39" style:parent-style-name="answer" style:family="paragraph">
      <style:paragraph-properties fo:margin-top="0in" fo:margin-bottom="0in"/>
    </style:style>
    <style:style style:name="T40" style:parent-style-name="DefaultParagraphFont" style:family="text">
      <style:text-properties fo:font-weight="bold" style:font-weight-asian="bold"/>
    </style:style>
    <style:style style:name="P41" style:parent-style-name="questionbody" style:family="paragraph">
      <style:paragraph-properties fo:text-indent="-0.75in">
        <style:tab-stops>
          <style:tab-stop style:type="left" style:position="-0.5in"/>
        </style:tab-stops>
      </style:paragraph-properties>
    </style:style>
    <style:style style:name="P42" style:parent-style-name="code" style:family="paragraph">
      <style:paragraph-properties fo:margin-top="0.0416in" fo:margin-bottom="0in"/>
      <style:text-properties style:font-name="Arial" fo:font-weight="bold" style:font-weight-asian="bold"/>
    </style:style>
    <style:style style:name="P43" style:parent-style-name="answer" style:family="paragraph">
      <style:paragraph-properties fo:margin-bottom="0in"/>
    </style:style>
    <style:style style:name="P44" style:parent-style-name="code" style:family="paragraph">
      <style:paragraph-properties fo:margin-top="0.0416in" fo:margin-bottom="0in"/>
      <style:text-properties style:font-name="Arial" fo:font-weight="bold" style:font-weight-asian="bold"/>
    </style:style>
    <style:style style:name="P45" style:parent-style-name="code" style:family="paragraph">
      <style:paragraph-properties fo:margin-top="0.0416in" fo:margin-bottom="0in"/>
      <style:text-properties style:font-name="Arial" fo:font-style="italic" style:font-style-asian="italic"/>
    </style:style>
    <style:style style:name="P46" style:parent-style-name="code" style:family="paragraph">
      <style:paragraph-properties fo:margin-top="0.0416in" fo:margin-bottom="0in"/>
      <style:text-properties style:font-name="Arial" fo:font-weight="bold" style:font-weight-asian="bold"/>
    </style:style>
    <style:style style:name="P47" style:parent-style-name="code" style:family="paragraph">
      <style:paragraph-properties fo:margin-top="0.0416in" fo:margin-bottom="0in"/>
      <style:text-properties style:font-name="Arial" fo:font-style="italic" style:font-style-asian="italic"/>
    </style:style>
    <style:style style:name="P48" style:parent-style-name="code" style:family="paragraph">
      <style:paragraph-properties fo:margin-top="0.0416in" fo:margin-bottom="0in"/>
      <style:text-properties style:font-name="Arial" fo:font-weight="bold" style:font-weight-asian="bold"/>
    </style:style>
    <style:style style:name="P49" style:parent-style-name="code" style:family="paragraph">
      <style:paragraph-properties fo:margin-top="0.0416in" fo:margin-bottom="0in"/>
      <style:text-properties style:font-name="Arial" fo:font-style="italic" style:font-style-asian="italic"/>
    </style:style>
    <style:style style:name="P50" style:parent-style-name="questionheading" style:family="paragraph"/>
    <style:style style:name="P51" style:parent-style-name="sub-question" style:family="paragraph">
      <style:paragraph-properties fo:margin-left="0.25in" fo:text-indent="0in">
        <style:tab-stops/>
      </style:paragraph-properties>
    </style:style>
    <style:style style:name="P52" style:parent-style-name="sub-question" style:family="paragraph"/>
    <style:style style:name="P53" style:parent-style-name="sub-question" style:family="paragraph">
      <style:paragraph-properties fo:text-indent="0in"/>
    </style:style>
    <style:style style:name="P54" style:parent-style-name="sub-question" style:family="paragraph"/>
    <style:style style:name="T55" style:parent-style-name="DefaultParagraphFont" style:family="text">
      <style:text-properties style:font-name="Courier New" style:font-name-complex="Courier New" style:font-weight-complex="normal"/>
    </style:style>
    <style:style style:name="P56" style:parent-style-name="sub-question" style:family="paragraph">
      <style:paragraph-properties fo:text-indent="0in"/>
    </style:style>
    <style:style style:name="T57" style:parent-style-name="DefaultParagraphFont" style:family="text">
      <style:text-properties style:font-name="Courier New" style:font-name-complex="Courier New" style:font-weight-complex="normal"/>
    </style:style>
    <style:style style:name="P58" style:parent-style-name="sub-question" style:family="paragraph"/>
    <style:style style:name="T59" style:parent-style-name="DefaultParagraphFont" style:family="text">
      <style:text-properties style:font-name="Courier New" style:font-name-complex="Courier New" style:font-weight-complex="normal"/>
    </style:style>
    <style:style style:name="T60" style:parent-style-name="DefaultParagraphFont" style:family="text">
      <style:text-properties style:font-name="Courier New" style:font-name-complex="Courier New" style:font-weight-complex="normal"/>
    </style:style>
    <style:style style:name="P61" style:parent-style-name="sub-question" style:family="paragraph">
      <style:paragraph-properties fo:text-indent="0in"/>
    </style:style>
    <style:style style:name="T62" style:parent-style-name="DefaultParagraphFont" style:family="text">
      <style:text-properties style:font-name="Courier New" style:font-name-complex="Courier New" style:font-weight-complex="normal"/>
    </style:style>
    <style:style style:name="P63" style:parent-style-name="sub-question" style:family="paragraph"/>
    <style:style style:name="P64" style:parent-style-name="sub-question" style:family="paragraph"/>
    <style:style style:name="T65" style:parent-style-name="DefaultParagraphFont" style:family="text">
      <style:text-properties fo:font-weight="bold" style:font-weight-asian="bold"/>
    </style:style>
    <style:style style:name="P66" style:parent-style-name="sub-question" style:family="paragraph">
      <style:paragraph-properties fo:text-indent="0in"/>
    </style:style>
    <style:style style:name="P67" style:parent-style-name="sub-question" style:family="paragraph">
      <style:paragraph-properties fo:margin-bottom="0in"/>
    </style:style>
    <style:style style:name="T68" style:parent-style-name="DefaultParagraphFont" style:family="text">
      <style:text-properties style:font-name="Courier New" style:font-name-complex="Courier New" style:font-weight-complex="normal"/>
    </style:style>
    <style:style style:name="T69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P70" style:parent-style-name="sub-question" style:family="paragraph">
      <style:paragraph-properties fo:margin-bottom="0in" fo:text-indent="0in">
        <style:tab-stops/>
      </style:paragraph-properties>
    </style:style>
    <style:style style:name="P71" style:parent-style-name="sub-question" style:family="paragraph"/>
    <style:style style:name="T72" style:parent-style-name="DefaultParagraphFont" style:family="text">
      <style:text-properties fo:font-weight="bold" style:font-weight-asian="bold"/>
    </style:style>
    <style:style style:name="T73" style:parent-style-name="DefaultParagraphFont" style:family="text">
      <style:text-properties fo:font-weight="bold" style:font-weight-asian="bold"/>
    </style:style>
    <style:style style:name="P74" style:parent-style-name="sub-question" style:family="paragraph"/>
    <style:style style:name="P75" style:parent-style-name="sub-question" style:family="paragraph">
      <style:paragraph-properties fo:margin-left="0.4923in" fo:text-indent="0in">
        <style:tab-stops/>
      </style:paragraph-properties>
      <style:text-properties style:font-name="Courier New" style:font-name-complex="Courier New" fo:font-weight="bold" style:font-weight-asian="bold"/>
    </style:style>
    <style:style style:name="P76" style:parent-style-name="questionbody" style:family="paragraph">
      <style:paragraph-properties fo:margin-left="0.25in">
        <style:tab-stops/>
      </style:paragraph-properties>
      <style:text-properties style:language-asian="en" style:country-asian="US"/>
    </style:style>
    <style:style style:name="P77" style:parent-style-name="questionheading" style:family="paragraph"/>
    <style:style style:name="T78" style:parent-style-name="DefaultParagraphFont" style:family="text">
      <style:text-properties fo:font-weight="normal" style:font-weight-asian="normal"/>
    </style:style>
    <style:style style:name="P79" style:parent-style-name="questionbody" style:family="paragraph"/>
    <style:style style:name="T80" style:parent-style-name="DefaultParagraphFont" style:family="text">
      <style:text-properties fo:font-weight="bold" style:font-weight-asian="bold"/>
    </style:style>
    <style:style style:name="T81" style:parent-style-name="DefaultParagraphFont" style:family="text">
      <style:text-properties fo:font-weight="bold" style:font-weight-asian="bold"/>
    </style:style>
    <style:style style:name="P82" style:parent-style-name="questionbody" style:family="paragraph">
      <style:paragraph-properties fo:margin-left="0.25in">
        <style:tab-stops/>
      </style:paragraph-properties>
    </style:style>
    <style:style style:name="P83" style:parent-style-name="questionbody" style:family="paragraph"/>
    <style:style style:name="T84" style:parent-style-name="DefaultParagraphFont" style:family="text">
      <style:text-properties fo:font-weight="bold" style:font-weight-asian="bold"/>
    </style:style>
    <style:style style:name="T85" style:parent-style-name="DefaultParagraphFont" style:family="text">
      <style:text-properties fo:font-weight="bold" style:font-weight-asian="bold"/>
    </style:style>
    <style:style style:name="P86" style:parent-style-name="questionbody" style:family="paragraph">
      <style:paragraph-properties fo:margin-left="0.5in">
        <style:tab-stops/>
      </style:paragraph-properties>
    </style:style>
    <style:style style:name="P87" style:parent-style-name="questionbody" style:family="paragraph">
      <style:paragraph-properties fo:margin-left="0.5in" fo:text-indent="-0.0076in">
        <style:tab-stops/>
      </style:paragraph-properties>
    </style:style>
    <style:style style:name="P88" style:parent-style-name="questionbody" style:family="paragraph">
      <style:paragraph-properties fo:margin-left="0.5in" fo:text-indent="-0.0076in">
        <style:tab-stops/>
      </style:paragraph-properties>
    </style:style>
    <style:style style:name="P89" style:parent-style-name="questionbody" style:family="paragraph">
      <style:paragraph-properties fo:margin-left="0.5in" fo:text-indent="-0.0076in">
        <style:tab-stops/>
      </style:paragraph-properties>
    </style:style>
    <style:style style:name="P90" style:parent-style-name="questionbody" style:family="paragraph">
      <style:paragraph-properties fo:margin-top="0.1666in" fo:margin-left="0.4958in" fo:text-indent="-0.2479in">
        <style:tab-stops/>
      </style:paragraph-properties>
    </style:style>
    <style:style style:name="T91" style:parent-style-name="DefaultParagraphFont" style:family="text">
      <style:text-properties fo:font-weight="bold" style:font-weight-asian="bold"/>
    </style:style>
    <style:style style:name="P92" style:parent-style-name="questionbody" style:family="paragraph">
      <style:paragraph-properties fo:margin-top="0.1666in" fo:margin-left="0.4958in">
        <style:tab-stops/>
      </style:paragraph-properties>
    </style:style>
    <style:style style:name="P93" style:parent-style-name="questionbody" style:family="paragraph">
      <style:paragraph-properties fo:margin-top="0.1666in" fo:margin-left="0.4958in" fo:text-indent="-0.2479in">
        <style:tab-stops/>
      </style:paragraph-properties>
    </style:style>
    <style:style style:name="T94" style:parent-style-name="DefaultParagraphFont" style:family="text">
      <style:text-properties fo:font-weight="bold" style:font-weight-asian="bold"/>
    </style:style>
    <style:style style:name="T95" style:parent-style-name="DefaultParagraphFont" style:family="text">
      <style:text-properties fo:font-weight="bold" style:font-weight-asian="bold"/>
    </style:style>
    <style:style style:name="P96" style:parent-style-name="questionbody" style:family="paragraph">
      <style:paragraph-properties fo:margin-top="0.1666in" fo:margin-left="0.4958in">
        <style:tab-stops/>
      </style:paragraph-properties>
    </style:style>
    <style:style style:name="P97" style:parent-style-name="code" style:family="paragraph">
      <style:paragraph-properties fo:margin-top="0in"/>
      <style:text-properties fo:font-weight="bold" style:font-weight-asian="bold"/>
    </style:style>
    <style:style style:name="P98" style:parent-style-name="questionbody" style:family="paragraph"/>
    <style:style style:name="T99" style:parent-style-name="DefaultParagraphFont" style:family="text">
      <style:text-properties fo:font-weight="bold" style:font-weight-asian="bold"/>
    </style:style>
    <style:style style:name="P100" style:parent-style-name="questionbody" style:family="paragraph">
      <style:paragraph-properties fo:margin-left="0.4923in" fo:text-indent="0.0076in">
        <style:tab-stops/>
      </style:paragraph-properties>
    </style:style>
    <style:style style:name="T101" style:parent-style-name="DefaultParagraphFont" style:family="text">
      <style:text-properties fo:font-weight="bold" style:font-weight-asian="bold"/>
    </style:style>
    <style:style style:name="P102" style:parent-style-name="questionbody" style:family="paragraph">
      <style:paragraph-properties fo:margin-left="0.4923in" fo:text-indent="0.0076in">
        <style:tab-stops/>
      </style:paragraph-properties>
    </style:style>
    <style:style style:name="P103" style:parent-style-name="questionbody" style:family="paragraph">
      <style:paragraph-properties fo:margin-left="0.4923in" fo:text-indent="0.0076in">
        <style:tab-stops/>
      </style:paragraph-properties>
    </style:style>
    <style:style style:name="P104" style:parent-style-name="answer" style:family="paragraph">
      <style:paragraph-properties fo:margin-left="0.5in" fo:text-indent="0in">
        <style:tab-stops/>
      </style:paragraph-properties>
    </style:style>
    <style:style style:name="P105" style:parent-style-name="answer" style:family="paragraph">
      <style:paragraph-properties fo:margin-left="0.5in" fo:text-indent="0in">
        <style:tab-stops/>
      </style:paragraph-properties>
    </style:style>
    <style:style style:name="P106" style:parent-style-name="questionheading" style:family="paragraph"/>
    <style:style style:name="P107" style:parent-style-name="sub-question" style:family="paragraph"/>
    <style:style style:name="T108" style:parent-style-name="DefaultParagraphFont" style:family="text">
      <style:text-properties style:font-name-complex="Times New Roman" style:font-weight-complex="normal" style:use-window-font-color="true" style:letter-kerning="false"/>
    </style:style>
    <style:style style:name="T109" style:parent-style-name="DefaultParagraphFont" style:family="text">
      <style:text-properties style:font-name-complex="Times New Roman" fo:font-weight="bold" style:font-weight-asian="bold" style:font-weight-complex="normal" fo:font-style="italic" style:font-style-asian="italic" style:use-window-font-color="true" style:letter-kerning="false"/>
    </style:style>
    <style:style style:name="T110" style:parent-style-name="DefaultParagraphFont" style:family="text">
      <style:text-properties style:font-name-complex="Times New Roman" style:font-weight-complex="normal" style:use-window-font-color="true" style:letter-kerning="false"/>
    </style:style>
    <style:style style:name="T111" style:parent-style-name="DefaultParagraphFont" style:family="text">
      <style:text-properties style:font-name-complex="Times New Roman" fo:font-weight="bold" style:font-weight-asian="bold" style:font-weight-complex="normal" style:use-window-font-color="true" style:letter-kerning="false"/>
    </style:style>
    <style:style style:name="T112" style:parent-style-name="DefaultParagraphFont" style:family="text">
      <style:text-properties style:font-name-complex="Times New Roman" style:font-weight-complex="normal" style:use-window-font-color="true" style:letter-kerning="false"/>
    </style:style>
    <style:style style:name="T113" style:parent-style-name="DefaultParagraphFont" style:family="text">
      <style:text-properties style:font-name-complex="Times New Roman" fo:font-weight="bold" style:font-weight-asian="bold" style:font-weight-complex="normal" style:use-window-font-color="true" style:letter-kerning="false"/>
    </style:style>
    <style:style style:name="T114" style:parent-style-name="DefaultParagraphFont" style:family="text">
      <style:text-properties style:font-name-complex="Times New Roman" fo:font-weight="bold" style:font-weight-asian="bold" style:font-weight-complex="normal" style:use-window-font-color="true" style:letter-kerning="false"/>
    </style:style>
    <style:style style:name="T115" style:parent-style-name="DefaultParagraphFont" style:family="text">
      <style:text-properties style:font-name-complex="Times New Roman" style:font-weight-complex="normal" style:use-window-font-color="true" style:letter-kerning="false"/>
    </style:style>
    <style:style style:name="P116" style:parent-style-name="sub-question" style:family="paragraph"/>
    <style:style style:name="T117" style:parent-style-name="DefaultParagraphFont" style:family="text">
      <style:text-properties style:font-name-complex="Times New Roman" style:font-weight-complex="normal" style:use-window-font-color="true" style:letter-kerning="false"/>
    </style:style>
    <style:style style:name="T118" style:parent-style-name="DefaultParagraphFont" style:family="text">
      <style:text-properties style:font-name-complex="Times New Roman" fo:font-weight="bold" style:font-weight-asian="bold" style:font-weight-complex="normal" style:use-window-font-color="true" style:letter-kerning="false"/>
    </style:style>
    <style:style style:name="T119" style:parent-style-name="DefaultParagraphFont" style:family="text">
      <style:text-properties style:font-name-complex="Times New Roman" style:font-weight-complex="normal" style:use-window-font-color="true" style:letter-kerning="false"/>
    </style:style>
    <style:style style:name="P120" style:parent-style-name="sub-question" style:family="paragraph">
      <style:paragraph-properties fo:margin-left="0.25in" fo:text-indent="0in">
        <style:tab-stops/>
      </style:paragraph-properties>
    </style:style>
    <style:style style:name="T121" style:parent-style-name="DefaultParagraphFont" style:family="text">
      <style:text-properties style:font-name="Courier New" style:font-name-complex="Courier New" style:font-weight-complex="normal"/>
    </style:style>
    <style:style style:name="T122" style:parent-style-name="DefaultParagraphFont" style:family="text">
      <style:text-properties style:font-name="Courier New" style:font-name-complex="Courier New" fo:font-weight="bold" style:font-weight-asian="bold" style:font-weight-complex="normal"/>
    </style:style>
    <style:style style:name="P123" style:parent-style-name="sub-question" style:family="paragraph">
      <style:paragraph-properties fo:margin-top="0.0416in" fo:margin-left="0.4902in" fo:text-indent="0in">
        <style:tab-stops/>
      </style:paragraph-properties>
    </style:style>
    <style:style style:name="T124" style:parent-style-name="DefaultParagraphFont" style:family="text">
      <style:text-properties fo:font-weight="bold" style:font-weight-asian="bold"/>
    </style:style>
    <style:style style:name="P125" style:parent-style-name="sub-question" style:family="paragraph">
      <style:paragraph-properties fo:margin-top="0.0416in" fo:margin-left="0.4902in" fo:text-indent="0in">
        <style:tab-stops/>
      </style:paragraph-properties>
    </style:style>
    <style:style style:name="T126" style:parent-style-name="DefaultParagraphFont" style:family="text">
      <style:text-properties fo:font-weight="bold" style:font-weight-asian="bold"/>
    </style:style>
    <style:style style:name="T127" style:parent-style-name="DefaultParagraphFont" style:family="text">
      <style:text-properties fo:font-weight="bold" style:font-weight-asian="bold"/>
    </style:style>
    <style:style style:name="T128" style:parent-style-name="DefaultParagraphFont" style:family="text">
      <style:text-properties fo:font-weight="bold" style:font-weight-asian="bold"/>
    </style:style>
    <style:style style:name="T129" style:parent-style-name="DefaultParagraphFont" style:family="text">
      <style:text-properties fo:font-weight="bold" style:font-weight-asian="bold"/>
    </style:style>
    <style:style style:name="T130" style:parent-style-name="DefaultParagraphFont" style:family="text">
      <style:text-properties fo:font-weight="bold" style:font-weight-asian="bold"/>
    </style:style>
    <style:style style:name="P131" style:parent-style-name="sub-question" style:family="paragraph">
      <style:paragraph-properties fo:margin-top="0in" fo:margin-bottom="0in" fo:margin-left="0.2479in" fo:text-indent="0in">
        <style:tab-stops/>
      </style:paragraph-properties>
      <style:text-properties style:font-name="Courier New" style:font-name-complex="Courier New" fo:font-weight="bold" style:font-weight-asian="bold" style:font-weight-complex="normal"/>
    </style:style>
    <style:style style:name="P132" style:parent-style-name="sub-question" style:family="paragraph"/>
    <style:style style:name="T133" style:parent-style-name="DefaultParagraphFont" style:family="text">
      <style:text-properties fo:font-weight="bold" style:font-weight-asian="bold"/>
    </style:style>
    <style:style style:name="T134" style:parent-style-name="DefaultParagraphFont" style:family="text">
      <style:text-properties fo:font-weight="bold" style:font-weight-asian="bold"/>
    </style:style>
    <style:style style:name="P135" style:parent-style-name="sub-question" style:family="paragraph"/>
    <style:style style:name="T136" style:parent-style-name="DefaultParagraphFont" style:family="text">
      <style:text-properties fo:font-weight="bold" style:font-weight-asian="bold"/>
    </style:style>
    <style:style style:name="P137" style:parent-style-name="sub-question" style:family="paragraph"/>
    <style:style style:name="T138" style:parent-style-name="DefaultParagraphFont" style:family="text">
      <style:text-properties fo:font-weight="bold" style:font-weight-asian="bold"/>
    </style:style>
    <style:style style:name="T139" style:parent-style-name="DefaultParagraphFont" style:family="text">
      <style:text-properties fo:font-weight="bold" style:font-weight-asian="bold"/>
    </style:style>
    <style:style style:name="P140" style:parent-style-name="sub-question" style:family="paragraph"/>
    <style:style style:name="T141" style:parent-style-name="DefaultParagraphFont" style:family="text">
      <style:text-properties fo:font-weight="bold" style:font-weight-asian="bold"/>
    </style:style>
    <style:style style:name="T142" style:parent-style-name="DefaultParagraphFont" style:family="text">
      <style:text-properties fo:font-weight="bold" style:font-weight-asian="bold"/>
    </style:style>
    <style:style style:name="P143" style:parent-style-name="sub-question" style:family="paragraph"/>
    <style:style style:name="T144" style:parent-style-name="DefaultParagraphFont" style:family="text">
      <style:text-properties fo:font-weight="bold" style:font-weight-asian="bold"/>
    </style:style>
    <style:style style:name="T145" style:parent-style-name="DefaultParagraphFont" style:family="text">
      <style:text-properties fo:font-weight="bold" style:font-weight-asian="bold"/>
    </style:style>
    <style:style style:name="T146" style:parent-style-name="DefaultParagraphFont" style:family="text">
      <style:text-properties fo:font-weight="bold" style:font-weight-asian="bold"/>
    </style:style>
    <style:style style:name="T147" style:parent-style-name="DefaultParagraphFont" style:family="text">
      <style:text-properties fo:font-weight="bold" style:font-weight-asian="bold"/>
    </style:style>
    <style:style style:name="T148" style:parent-style-name="DefaultParagraphFont" style:family="text">
      <style:text-properties fo:font-style="italic" style:font-style-asian="italic"/>
    </style:style>
    <style:style style:name="P149" style:parent-style-name="questionbody" style:family="paragraph">
      <style:paragraph-properties fo:margin-left="0.5in">
        <style:tab-stops/>
      </style:paragraph-properties>
    </style:style>
    <style:style style:name="P150" style:parent-style-name="questionheading" style:family="paragraph"/>
    <style:style style:name="P151" style:parent-style-name="questionbody" style:family="paragraph"/>
    <style:style style:name="T152" style:parent-style-name="DefaultParagraphFont" style:family="text">
      <style:text-properties fo:font-weight="bold" style:font-weight-asian="bold"/>
    </style:style>
    <style:style style:name="T153" style:parent-style-name="DefaultParagraphFont" style:family="text">
      <style:text-properties fo:font-weight="bold" style:font-weight-asian="bold"/>
    </style:style>
    <style:style style:name="P154" style:parent-style-name="questionbody" style:family="paragraph">
      <style:paragraph-properties fo:margin-top="0.1666in" fo:margin-left="0.4958in" fo:text-indent="-0.2479in">
        <style:tab-stops/>
      </style:paragraph-properties>
    </style:style>
    <style:style style:name="T155" style:parent-style-name="DefaultParagraphFont" style:family="text">
      <style:text-properties fo:font-weight="bold" style:font-weight-asian="bold"/>
    </style:style>
    <style:style style:name="T156" style:parent-style-name="DefaultParagraphFont" style:family="text">
      <style:text-properties fo:font-weight="bold" style:font-weight-asian="bold"/>
    </style:style>
    <style:style style:name="P157" style:parent-style-name="questionbody" style:family="paragraph">
      <style:paragraph-properties fo:margin-top="0.1666in" fo:margin-left="0.2479in" fo:text-indent="0.2479in">
        <style:tab-stops/>
      </style:paragraph-properties>
      <style:text-properties fo:font-style="italic" style:font-style-asian="italic"/>
    </style:style>
    <style:style style:name="P158" style:parent-style-name="questionbody" style:family="paragraph">
      <style:paragraph-properties fo:margin-top="0.1666in" fo:margin-left="0.4958in" fo:text-indent="-0.2479in">
        <style:tab-stops/>
      </style:paragraph-properties>
    </style:style>
    <style:style style:name="T159" style:parent-style-name="DefaultParagraphFont" style:family="text">
      <style:text-properties fo:font-weight="bold" style:font-weight-asian="bold"/>
    </style:style>
    <style:style style:name="T160" style:parent-style-name="DefaultParagraphFont" style:family="text">
      <style:text-properties fo:font-weight="bold" style:font-weight-asian="bold"/>
    </style:style>
    <style:style style:name="P161" style:parent-style-name="questionbody" style:family="paragraph">
      <style:paragraph-properties fo:margin-top="0.1666in" fo:margin-left="0.5in">
        <style:tab-stops/>
      </style:paragraph-properties>
      <style:text-properties fo:font-style="italic" style:font-style-asian="italic"/>
    </style:style>
    <style:style style:name="P162" style:parent-style-name="questionbody" style:family="paragraph">
      <style:paragraph-properties fo:margin-top="0.1666in" fo:margin-left="0.4958in" fo:text-indent="-0.2479in">
        <style:tab-stops/>
      </style:paragraph-properties>
    </style:style>
    <style:style style:name="T163" style:parent-style-name="DefaultParagraphFont" style:family="text">
      <style:text-properties fo:font-weight="bold" style:font-weight-asian="bold"/>
    </style:style>
    <style:style style:name="T164" style:parent-style-name="DefaultParagraphFont" style:family="text">
      <style:text-properties fo:font-weight="bold" style:font-weight-asian="bold"/>
    </style:style>
    <style:style style:name="T165" style:parent-style-name="DefaultParagraphFont" style:family="text">
      <style:text-properties fo:font-weight="bold" style:font-weight-asian="bold"/>
    </style:style>
    <style:style style:name="T166" style:parent-style-name="DefaultParagraphFont" style:family="text">
      <style:text-properties fo:font-weight="bold" style:font-weight-asian="bold"/>
    </style:style>
    <style:style style:name="P167" style:parent-style-name="questionbody" style:family="paragraph">
      <style:paragraph-properties fo:margin-top="0.1666in" fo:margin-left="0.4958in" fo:text-indent="-0.2479in">
        <style:tab-stops/>
      </style:paragraph-properties>
    </style:style>
    <style:style style:name="T168" style:parent-style-name="DefaultParagraphFont" style:family="text">
      <style:text-properties fo:font-weight="bold" style:font-weight-asian="bold"/>
    </style:style>
    <style:style style:name="T169" style:parent-style-name="DefaultParagraphFont" style:family="text">
      <style:text-properties style:font-name="Lucida Console" style:font-name-complex="DejaVu Sans" fo:font-weight="bold" style:font-weight-asian="bold"/>
    </style:style>
    <style:style style:name="T170" style:parent-style-name="DefaultParagraphFont" style:family="text">
      <style:text-properties style:font-name="Lucida Console" style:font-name-complex="DejaVu Sans" fo:font-weight="bold" style:font-weight-asian="bold"/>
    </style:style>
    <style:style style:name="P171" style:parent-style-name="questionbody" style:family="paragraph">
      <style:paragraph-properties fo:margin-top="0.1666in" fo:margin-left="0.4958in" fo:text-indent="-0.2479in">
        <style:tab-stops/>
      </style:paragraph-properties>
    </style:style>
    <style:style style:name="P172" style:parent-style-name="questionbody" style:family="paragraph">
      <style:paragraph-properties fo:margin-top="0.1666in" fo:margin-left="0.4958in">
        <style:tab-stops/>
      </style:paragraph-properties>
      <style:text-properties fo:font-style="italic" style:font-style-asian="italic"/>
    </style:style>
    <style:style style:name="P173" style:parent-style-name="questionbody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Using Files And Directories</text:p>
      <text:p text:style-name="P2"/>
      <text:list text:style-name="WWNum4">
        <text:list-item text:start-value="1">
          <text:p text:style-name="P3">Review questions</text:p>
        </text:list-item>
      </text:list>
      <text:list text:style-name="WWNum1">
        <text:list-item text:start-value="1">
          <text:p text:style-name="P4"><text:s/>What is the basic difference between a hard link and a symbolic links?</text:p>
        </text:list-item>
      </text:list>
      <text:p text:style-name="P5"/>
      <text:p text:style-name="P6"/>
      <text:p text:style-name="P7"/>
      <text:list text:style-name="WWNum1" text:continue-numbering="true">
        <text:list-item>
          <text:p text:style-name="P8">What is meant by a 'recursive' operation?</text:p>
        </text:list-item>
      </text:list>
      <text:p text:style-name="P9"/>
      <text:p text:style-name="P10"/>
      <text:p text:style-name="P11"/>
      <text:list text:style-name="WWNum1" text:continue-numbering="true">
        <text:list-item>
          <text:p text:style-name="P12">What is the<text:s/>purpose of the<text:s/><text:span text:style-name="T13">/etc</text:span><text:s/>directory?</text:p>
        </text:list-item>
      </text:list>
      <text:p text:style-name="P14"/>
      <text:p text:style-name="P15"/>
      <text:p text:style-name="P16"/>
      <text:list text:style-name="WWNum1" text:continue-numbering="true">
        <text:list-item>
          <text:p text:style-name="P17">What is an absolute (full) pathname ?</text:p>
        </text:list-item>
      </text:list>
      <text:p text:style-name="P18"/>
      <text:p text:style-name="P19"/>
      <text:p text:style-name="answer"/>
      <text:list text:style-name="WWNum1" text:continue-numbering="true">
        <text:list-item>
          <text:p text:style-name="P20">Scenario: You created a symbolic link file called<text:s/><text:span text:style-name="T21">symfile</text:span><text:s/>to a text (source) file. Subsequently, you have removed the source file.<text:s/><text:line-break/>What will happen if you run<text:s/><text:span text:style-name="T22">cat</text:span><text:s/><text:span text:style-name="T23">symfile</text:span><text:s/>command ?</text:p>
        </text:list-item>
      </text:list>
      <text:p text:style-name="P24"/>
      <text:p text:style-name="P25"/>
      <text:p text:style-name="P26"/>
      <text:p text:style-name="P27"/>
      <text:soft-page-break/>
      <text:list text:style-name="WWNum4" text:continue-numbering="true">
        <text:list-item>
          <text:p text:style-name="P28">Navigating the system.</text:p>
        </text:list-item>
      </text:list>
      <text:p text:style-name="P29">This exercise will help in understanding differences in relative and absolute pathname specification.</text:p>
      <text:p text:style-name="P30">Note:<text:span text:style-name="T31"><text:s/>This is a ‘pen and paper’ exercise only.</text:span><text:span text:style-name="T32"><text:line-break/></text:span></text:p>
      <text:list text:style-name="WWNum4" text:continue-numbering="true">
        <text:list-item>
          <text:list>
            <text:list-item>
              <text:p text:style-name="P33">Assume the following directories exist for a hypothetical user<text:s/><text:span text:style-name="T34">qa</text:span>:</text:p>
            </text:list-item>
          </text:list>
        </text:list-item>
      </text:list>
      <text:p text:style-name="P35">/home/qa/project/source/interface</text:p>
      <text:p text:style-name="P36">/home/qa/project/source/dbstuff</text:p>
      <text:p text:style-name="P37">/home/qa/project/includes</text:p>
      <text:p text:style-name="P38"/>
      <text:p text:style-name="P39">First, draw these directories in a<text:s/><text:span text:style-name="T40">tree</text:span><text:s/>structure.</text:p>
      <text:p text:style-name="answer"/>
      <text:list text:style-name="WWNum4" text:continue-numbering="true">
        <text:list-item>
          <text:list>
            <text:list-item>
              <text:p text:style-name="P41">Now, assuming that your current working directory is:</text:p>
            </text:list-item>
          </text:list>
        </text:list-item>
      </text:list>
      <text:p text:style-name="P42">/home/qa/project/source/interface</text:p>
      <text:p text:style-name="P43">Write down the relative paths to:</text:p>
      <text:p text:style-name="P44">/home/qa/project/source/dbstuff</text:p>
      <text:p text:style-name="P45">../dbstuff</text:p>
      <text:p text:style-name="P46">/home/qa/project/includes</text:p>
      <text:p text:style-name="P47">../../includes</text:p>
      <text:p text:style-name="P48">/home/qa/project</text:p>
      <text:p text:style-name="P49">../..</text:p>
      <text:p text:style-name="question"/>
      <text:list text:style-name="WWNum4" text:continue-numbering="true">
        <text:list-item>
          <text:p text:style-name="P50">Moving around and listing directory content</text:p>
        </text:list-item>
      </text:list>
      <text:p text:style-name="P51">This exercise will help your confidence in navigating the system and looking at the contents of a<text:s/>directory. Don’t worry if some of them appear too easy, as this is just the beginning.</text:p>
      <text:list text:style-name="WWNum9">
        <text:list-item text:start-value="1">
          <text:p text:style-name="P52">Identify your current working directory.</text:p>
        </text:list-item>
      </text:list>
      <text:p text:style-name="P53">pwd</text:p>
      <text:list text:style-name="WWNum9" text:continue-numbering="true">
        <text:list-item>
          <text:p text:style-name="P54">List the content of your current directory (show filenames only).<text:span text:style-name="T55"><text:tab/></text:span></text:p>
        </text:list-item>
      </text:list>
      <text:p text:style-name="P56"><text:span text:style-name="T57">ls</text:span></text:p>
      <text:list text:style-name="WWNum9" text:continue-numbering="true">
        <text:list-item>
          <text:p text:style-name="P58">List the content of your current directory, including<text:s/>files that begin with the dot.<text:span text:style-name="T59"><text:tab/></text:span><text:span text:style-name="T60"><text:tab/></text:span></text:p>
        </text:list-item>
      </text:list>
      <text:p text:style-name="P61"><text:span text:style-name="T62">Ls -alh</text:span></text:p>
      <text:list text:style-name="WWNum9" text:continue-numbering="true">
        <text:list-item>
          <text:p text:style-name="P63">List the entire content of your current directory (with their attributes).</text:p>
        </text:list-item>
        <text:list-item>
          <text:p text:style-name="P64">Change to the<text:s/><text:span text:style-name="T65">/etc</text:span><text:s/>directory, confirm where you are, then list its contents.</text:p>
        </text:list-item>
      </text:list>
      <text:soft-page-break/>
      <text:p text:style-name="P66">cd ../../etc</text:p>
      <text:list text:style-name="WWNum9" text:continue-numbering="true">
        <text:list-item>
          <text:p text:style-name="P67">Now try the following command and observe the<text:s/>result.<text:s/><text:line-break/><text:line-break/><text:span text:style-name="T68">$<text:s/></text:span><text:span text:style-name="T69">ls r*</text:span></text:p>
        </text:list-item>
      </text:list>
      <text:p text:style-name="P70">Is the result what you expected?<text:line-break/></text:p>
      <text:list text:style-name="WWNum9" text:continue-numbering="true">
        <text:list-item>
          <text:p text:style-name="P71">Use manual pages for<text:s/><text:span text:style-name="T72">ls</text:span><text:s/>and try to identify the option which would prevent<text:s/><text:span text:style-name="T73">ls</text:span><text:s/>listing directory contents:</text:p>
        </text:list-item>
        <text:list-item>
          <text:p text:style-name="P74">Change back to your home directory and confirm where you are.</text:p>
        </text:list-item>
      </text:list>
      <text:p text:style-name="P75"/>
      <text:p text:style-name="P76"/>
      <text:list text:style-name="WWNum4" text:continue-numbering="true">
        <text:list-item>
          <text:p text:style-name="P77">Exploring the attributes of files<text:s/>that have been copied, moved, etc.<text:line-break/><text:s text:c="2"/><text:line-break/><text:span text:style-name="T78">This exercise will also turn your attention to file-access permissions, although we are not going to discuss these here in any detail yet.</text:span></text:p>
        </text:list-item>
      </text:list>
      <text:list text:style-name="WWNum2">
        <text:list-item text:start-value="1">
          <text:p text:style-name="P79">Copy the /<text:span text:style-name="T80">etc/passwd</text:span><text:s/>file into your home directory, giving it the same name in<text:s/>the destination directory (<text:span text:style-name="T81">passwd</text:span>).</text:p>
        </text:list-item>
      </text:list>
      <text:p text:style-name="P82"/>
      <text:list text:style-name="WWNum2" text:continue-numbering="true">
        <text:list-item>
          <text:p text:style-name="P83">Do a long listing (<text:span text:style-name="T84">ls -l</text:span>) of both files: the original<text:s/><text:span text:style-name="T85">/etc/passwd</text:span><text:s/>and the newly-created copy and notice the attributes.</text:p>
        </text:list-item>
      </text:list>
      <text:p text:style-name="P86"/>
      <text:p text:style-name="P87">Which attributes were retained from the original file, and which have changed?</text:p>
      <text:p text:style-name="P88"/>
      <text:p text:style-name="P89">User group are different (root &gt; owen)</text:p>
      <text:list text:style-name="WWNum2" text:continue-numbering="true">
        <text:list-item>
          <text:p text:style-name="P90">What are the i-node numbers of the two<text:s/><text:span text:style-name="T91">passwd</text:span><text:s/>files?</text:p>
        </text:list-item>
      </text:list>
      <text:p text:style-name="P92">Same, 2237</text:p>
      <text:list text:style-name="WWNum2" text:continue-numbering="true">
        <text:list-item>
          <text:p text:style-name="P93">Rename the newly created<text:s/><text:span text:style-name="T94">passwd</text:span><text:s/>file to a file called<text:s/><text:span text:style-name="T95">pass1</text:span><text:s/>(in your home directory).</text:p>
        </text:list-item>
      </text:list>
      <text:p text:style-name="P96">mv passwd pass1</text:p>
      <text:p text:style-name="P97"/>
      <text:list text:style-name="WWNum2" text:continue-numbering="true">
        <text:list-item>
          <text:p text:style-name="P98">Do a long listing of the newly-created<text:s/><text:span text:style-name="T99">pass1</text:span><text:s/>and notice the<text:s/>attributes, including the i-node number.<text:line-break/></text:p>
        </text:list-item>
      </text:list>
      <text:p text:style-name="P100">Which attributes were retained from the original (<text:span text:style-name="T101">/etc/passwd</text:span>) file, and which have changed?</text:p>
      <text:p text:style-name="P102"/>
      <text:p text:style-name="P103">i-node changed</text:p>
      <text:p text:style-name="P104"/>
      <text:p text:style-name="P105"/>
      <text:soft-page-break/>
      <text:list text:style-name="WWNum4" text:continue-numbering="true">
        <text:list-item>
          <text:p text:style-name="P106">Working with directories.</text:p>
        </text:list-item>
      </text:list>
      <text:list text:style-name="WWNum10">
        <text:list-item text:start-value="1">
          <text:p text:style-name="P107"><text:span text:style-name="T108">Create two new directories (in<text:s/></text:span><text:span text:style-name="T109">your</text:span><text:span text:style-name="T110"><text:s/>home directory), called<text:s/></text:span><text:span text:style-name="T111">project1</text:span><text:span text:style-name="T112"><text:s/>and<text:s/></text:span><text:span text:style-name="T113">proj</text:span><text:span text:style-name="T114">ect2</text:span><text:span text:style-name="T115">.</text:span></text:p>
        </text:list-item>
        <text:list-item>
          <text:p text:style-name="P116"><text:span text:style-name="T117">There is a command called<text:s/></text:span><text:span text:style-name="T118">touch</text:span><text:span text:style-name="T119">, whose primary purpose is to change a file's timestamp. For example:</text:span></text:p>
        </text:list-item>
      </text:list>
      <text:p text:style-name="P120"><text:span text:style-name="T121"><text:tab/>$<text:s/></text:span><text:span text:style-name="T122">touch lilavati</text:span></text:p>
      <text:p text:style-name="P123"><text:tab/>would update the timestamp of this file to the current time. A side-effect of the<text:s/><text:span text:style-name="T124">touch</text:span><text:s/>command is that if the file does not exist, it will be created.</text:p>
      <text:p text:style-name="P125">Inside the<text:s/><text:span text:style-name="T126">project1</text:span><text:s/>directory create a further subdirectory, called<text:s/><text:span text:style-name="T127">test1</text:span>, and within<text:s/><text:span text:style-name="T128">test1</text:span><text:s/>create two new (empty) files, called<text:s/><text:span text:style-name="T129">file1</text:span><text:s/>and<text:s/><text:span text:style-name="T130">file2</text:span>.</text:p>
      <text:p text:style-name="P131"/>
      <text:list text:style-name="WWNum10" text:continue-numbering="true">
        <text:list-item>
          <text:p text:style-name="P132">Change into<text:s/><text:span text:style-name="T133">project2</text:span><text:s/>directory using relative pathname (bear in mind that unless you moved around since the previous exercise, you are currently placed in the<text:s/><text:span text:style-name="T134">project1</text:span><text:s/>directory).</text:p>
        </text:list-item>
        <text:list-item>
          <text:p text:style-name="P135">Whilst in<text:s/><text:span text:style-name="T136">project2</text:span><text:s/>directory, do a long listing of its parent directory (still using the relative pathname).</text:p>
        </text:list-item>
        <text:list-item>
          <text:p text:style-name="P137">Whilst still in<text:s/><text:span text:style-name="T138">project2</text:span><text:s/>directory, do a long listing<text:s/>of the<text:s/><text:span text:style-name="T139">test1</text:span><text:s/>directory (still using the relative pathname).</text:p>
        </text:list-item>
        <text:list-item>
          <text:p text:style-name="P140">Now return to your home directory and create a further subdirectory, called<text:s/><text:span text:style-name="T141">test2</text:span>, underneath<text:s/><text:span text:style-name="T142">project2</text:span>.<text:s/><text:line-break/>The new directory can be created using several distinct methods of pathname specification.<text:s/>How many ways of specifying the command line can you think of to do just this one simple operation?</text:p>
        </text:list-item>
        <text:list-item>
          <text:p text:style-name="P143">Remove<text:s/><text:span text:style-name="T144">project1</text:span><text:s/>directory created earlier, but make sure you are prompted to confirm the deletion of each file or directory within.<text:s/><text:line-break/><text:line-break/>Hint: The directory<text:s/><text:span text:style-name="T145">project1</text:span><text:s/>contains a sub-directory<text:span text:style-name="T146"><text:s/>test1</text:span>, and cannot therefore be deleted with<text:s/><text:span text:style-name="T147">rmdir,</text:span><text:s/>which only deletes empty directories.</text:p>
        </text:list-item>
      </text:list>
      <text:p text:style-name="sub-question"><text:tab/><text:span text:style-name="T148">rm –ri project1</text:span></text:p>
      <text:p text:style-name="P149"/>
      <text:list text:style-name="WWNum4" text:continue-numbering="true">
        <text:list-item>
          <text:p text:style-name="P150">Working with links</text:p>
        </text:list-item>
      </text:list>
      <text:list text:style-name="WWNum3">
        <text:list-item text:start-value="1">
          <text:p text:style-name="P151">In your home directory, create a hard link to the<text:s/><text:span text:style-name="T152">pass1</text:span><text:s/>file, called<text:s/><text:span text:style-name="T153">mypass.</text:span></text:p>
        </text:list-item>
        <text:list-item>
          <text:p text:style-name="P154">Compare the attributes (including i-node numbers of both files (<text:span text:style-name="T155">pass1</text:span><text:s/>and<text:s/><text:span text:style-name="T156">mypass</text:span>). Which attributes are different?</text:p>
        </text:list-item>
      </text:list>
      <text:p text:style-name="P157">name</text:p>
      <text:list text:style-name="WWNum3" text:continue-numbering="true">
        <text:list-item>
          <text:p text:style-name="P158">Run a command that would attempt to create a hard link to the<text:s/><text:span text:style-name="T159">project2</text:span><text:s/>directory, called<text:s/><text:span text:style-name="T160">myproj</text:span>.</text:p>
        </text:list-item>
      </text:list>
      <text:soft-page-break/>
      <text:p text:style-name="P161">Hard link not allowed for directory</text:p>
      <text:list text:style-name="WWNum3" text:continue-numbering="true">
        <text:list-item>
          <text:p text:style-name="P162">In your home directory, create two soft (symbolic) links:<text:s/><text:span text:style-name="T163">words</text:span>, pointing to an existing file:<text:s/><text:span text:style-name="T164">/usr/share/dict/words</text:span><text:s/>and<text:s/><text:span text:style-name="T165">sldoc</text:span>, pointing to an existing directory:<text:s/><text:span text:style-name="T166">/usr/share/doc</text:span>.<text:s/><text:line-break/><text:line-break/>Notice that whilst hard link pointing at a directory was not allowed, creation of a symbolic link<text:s/>is fine.</text:p>
        </text:list-item>
        <text:list-item>
          <text:p text:style-name="P167">Check the attributes of the newly created symbolic link files, including their<text:s/><text:line-break/>i-node numbers. (hint: use either<text:s/><text:span text:style-name="T168">stat</text:span><text:s/>or<text:s/><text:span text:style-name="T169">ls</text:span><text:s/><text:span text:style-name="T170">–lid</text:span>)</text:p>
        </text:list-item>
        <text:list-item>
          <text:p text:style-name="P171">Compare the attributes of the symbolic link files with those of the files they point at.</text:p>
        </text:list-item>
      </text:list>
      <text:p text:style-name="P172">Different i-nodes</text:p>
      <text:p text:style-name="P1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Lucida Console" svg:font-family="Lucida Console" style:font-family-generic="modern" style:font-pitch="fixed" svg:panose-1="2 11 6 9 4 5 4 2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code" style:display-name="code" style:family="paragraph" style:parent-style-name="Standard" style:default-outline-level="1">
      <style:paragraph-properties fo:margin-top="0.1666in" fo:margin-bottom="0.0416in" fo:margin-left="0.4923in">
        <style:tab-stops/>
      </style:paragraph-properties>
      <style:text-properties style:font-name="Courier New" style:font-name-asian="Courier New" style:font-name-complex="Arial" style:font-weight-complex="bold" fo:color="#000000" style:letter-kerning="true" fo:hyphenate="false"/>
    </style:style>
    <style:style style:name="questionbody" style:display-name="question body" style:family="paragraph" style:parent-style-name="Standard">
      <style:text-properties style:font-name="Arial" style:font-name-asian="Arial" style:font-name-complex="Arial" fo:hyphenate="false"/>
    </style:style>
    <style:style style:name="answer" style:display-name="answer" style:family="paragraph" style:parent-style-name="Standard" style:default-outline-level="2">
      <style:paragraph-properties fo:margin-top="0.0833in" fo:margin-bottom="0.0416in" fo:text-indent="0.5in"/>
      <style:text-properties style:font-name="Arial" style:font-name-asian="Arial" style:font-name-complex="Arial" style:font-weight-complex="bold" fo:color="#000000" style:letter-kerning="true" fo:hyphenate="false"/>
    </style:style>
    <style:style style:name="Para-n" style:display-name="Para-n" style:family="paragraph" style:parent-style-name="Standard">
      <style:paragraph-properties fo:keep-together="always" fo:margin-bottom="0.1666in" fo:margin-left="0.3937in" fo:text-indent="-0.3937in">
        <style:tab-stops/>
      </style:paragraph-properties>
      <style:text-properties fo:font-size="11pt" style:font-size-asian="11pt" style:font-size-complex="10pt" style:language-asian="en" style:country-asian="US" fo:hyphenate="false"/>
    </style:style>
    <style:style style:name="Para-ex" style:display-name="Para-ex" style:family="paragraph" style:parent-style-name="Standard">
      <style:paragraph-properties fo:keep-together="always" fo:margin-left="0.8034in">
        <style:tab-stops/>
      </style:paragraph-properties>
      <style:text-properties style:font-name="Courier New" style:font-name-asian="Courier New" style:font-name-complex="Courier New" fo:font-size="10pt" style:font-size-asian="10pt" style:font-size-complex="10pt" style:language-asian="en" style:country-asian="US" fo:hyphenate="false"/>
    </style:style>
    <style:style style:name="questionheading" style:display-name="question heading" style:family="paragraph">
      <style:paragraph-properties fo:widows="2" fo:orphans="2" fo:margin-bottom="0.1666in"/>
      <style:text-properties style:font-name="Arial" style:font-name-asian="Arial" style:font-name-complex="Arial" fo:font-weight="bold" style:font-weight-asian="bold" style:font-weight-complex="bold" style:font-style-complex="italic" fo:language="en" fo:country="US" style:language-asian="en" style:country-asian="US" fo:hyphenate="false"/>
    </style:style>
    <style:style style:name="sub-question" style:display-name="sub-question" style:family="paragraph" style:parent-style-name="Standard" style:default-outline-level="3">
      <style:paragraph-properties fo:margin-top="0.1666in" fo:margin-bottom="0.0416in" fo:margin-left="0.5in" fo:text-indent="-0.25in">
        <style:tab-stops>
          <style:tab-stop style:type="left" style:position="0.5in"/>
        </style:tab-stops>
      </style:paragraph-properties>
      <style:text-properties style:font-name="Arial" style:font-name-asian="Arial" style:font-name-complex="Arial" style:font-weight-complex="bold" fo:color="#000000" style:letter-kerning="true" fo:hyphenate="false"/>
    </style:style>
    <style:style style:name="question" style:display-name="question" style:family="paragraph" style:parent-style-name="Heading1" style:default-outline-level="3">
      <style:text-properties fo:color="#000000" fo:font-size="12pt" style:font-size-asian="12pt" style:font-size-complex="12pt" fo:hyphenate="false"/>
    </style:style>
    <style:style style:name="Para" style:display-name="Para" style:family="paragraph" style:parent-style-name="Standard">
      <style:paragraph-properties fo:keep-together="always" fo:margin-bottom="0.1666in" fo:margin-left="0.3937in">
        <style:tab-stops/>
      </style:paragraph-properties>
      <style:text-properties fo:font-size="11pt" style:font-size-asian="11pt" style:font-size-complex="10pt" style:language-asian="en" style:country-asian="US" fo:hyphenate="false"/>
    </style:style>
    <style:style style:name="PF" style:display-name="PF" style:family="paragraph" style:parent-style-name="Footer">
      <style:paragraph-properties fo:widows="0" fo:orphans="0" fo:border-top="0.0104in solid #000000" fo:border-left="none" fo:border-bottom="none" fo:border-right="none" fo:padding-top="0.0138in" fo:padding-left="0in" fo:padding-bottom="0in" fo:padding-right="0in" style:shadow="none" fo:text-align="center" fo:margin-top="0.0833in">
        <style:tab-stops>
          <style:tab-stop style:type="center" style:position="2.9527in"/>
          <style:tab-stop style:type="right" style:position="5.9055in"/>
        </style:tab-stops>
      </style:paragraph-properties>
      <style:text-properties fo:font-size="10pt" style:font-size-asian="10pt" style:font-size-complex="10pt" style:language-asian="en" style:country-asian="US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QATemplateHeadingOne" style:display-name="QA Template Heading One" style:family="paragraph" style:parent-style-name="Standard">
      <style:paragraph-properties fo:margin-top="0.0833in" fo:margin-bottom="0.2777in" fo:line-height="0.2777in"/>
      <style:text-properties style:font-name="Arial" style:font-name-asian="Calibri" style:font-name-complex="Arial" fo:font-weight="bold" style:font-weight-asian="bold" fo:color="#005AAB" fo:font-size="18pt" style:font-size-asian="18pt" style:font-size-complex="18pt" style:language-asian="en" style:country-asian="US" fo:hyphenate="false"/>
    </style:style>
    <style:style style:name="Heading1Char" style:display-name="Heading 1 Char" style:family="text" style:parent-style-name="DefaultParagraphFont">
      <style:text-properties style:font-name="Arial" style:font-name-asian="Arial" style:font-name-complex="Arial" fo:font-weight="bold" style:font-weight-asian="bold" style:font-weight-complex="bold" style:letter-kerning="true" fo:font-size="16pt" style:font-size-asian="16pt" style:font-size-complex="16pt" fo:language="en" fo:country="GB" style:language-asian="en" style:country-asian="GB" style:language-complex="ar" style:country-complex="SA"/>
    </style:style>
    <style:style style:name="PageNumber" style:display-name="Page Number" style:family="text" style:parent-style-name="DefaultParagraphFont"/>
    <style:style style:name="codeChar" style:display-name="code Char" style:family="text" style:parent-style-name="DefaultParagraphFont">
      <style:text-properties style:font-name="Courier New" style:font-name-asian="Courier New" style:font-name-complex="Arial" fo:font-weight="bold" style:font-weight-asian="bold" style:font-weight-complex="bold" fo:color="#000000" style:letter-kerning="true" fo:font-size="12pt" style:font-size-asian="12pt" style:font-size-complex="12pt" fo:language="en" fo:country="GB" style:language-asian="en" style:country-asian="GB" style:language-complex="ar" style:country-complex="SA"/>
    </style:style>
    <style:style style:name="PlaceholderText" style:display-name="Placeholder Text" style:family="text" style:parent-style-name="DefaultParagraphFont">
      <style:text-properties fo:color="#808080"/>
    </style:style>
    <style:style style:name="BalloonTextChar" style:display-name="Balloon Text Char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" style:display-name="ListLabel 2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" style:display-name="ListLabel 3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4" style:display-name="ListLabel 4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5" style:display-name="ListLabel 5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6" style:display-name="ListLabel 6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7" style:display-name="ListLabel 7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8" style:display-name="ListLabel 8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9" style:display-name="ListLabel 9" style:family="text">
      <style:text-properties style:font-name="Courier New" style:font-name-asian="Courier New" style:font-name-complex="Courier New" fo:font-weight="normal" style:font-weight-asian="normal" fo:font-style="normal" style:font-style-asian="normal" fo:font-size="12pt" style:font-size-asian="12pt" style:font-size-complex="12pt"/>
    </style:style>
    <style:style style:name="ListLabel10" style:display-name="ListLabel 10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1" style:display-name="ListLabel 1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2" style:display-name="ListLabel 12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3" style:display-name="ListLabel 13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4" style:display-name="ListLabel 14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5" style:display-name="ListLabel 15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6" style:display-name="ListLabel 16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7" style:display-name="ListLabel 17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8" style:display-name="ListLabel 18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19" style:display-name="ListLabel 19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0" style:display-name="ListLabel 20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1" style:display-name="ListLabel 2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2" style:display-name="ListLabel 22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3" style:display-name="ListLabel 23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4" style:display-name="ListLabel 24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5" style:display-name="ListLabel 25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6" style:display-name="ListLabel 26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7" style:display-name="ListLabel 27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8" style:display-name="ListLabel 28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29" style:display-name="ListLabel 29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0" style:display-name="ListLabel 30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1" style:display-name="ListLabel 3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2" style:display-name="ListLabel 32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3" style:display-name="ListLabel 33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4" style:display-name="ListLabel 34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5" style:display-name="ListLabel 35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6" style:display-name="ListLabel 36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7" style:display-name="ListLabel 37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8" style:display-name="ListLabel 38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39" style:display-name="ListLabel 39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40" style:display-name="ListLabel 40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41" style:display-name="ListLabel 4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42" style:display-name="ListLabel 42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43" style:display-name="ListLabel 43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44" style:display-name="ListLabel 44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45" style:display-name="ListLabel 45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46" style:display-name="ListLabel 46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47" style:display-name="ListLabel 47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48" style:display-name="ListLabel 48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49" style:display-name="ListLabel 49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50" style:display-name="ListLabel 50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51" style:display-name="ListLabel 5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52" style:display-name="ListLabel 52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53" style:display-name="ListLabel 53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54" style:display-name="ListLabel 54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55" style:display-name="ListLabel 55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56" style:display-name="ListLabel 56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ListLabel57" style:display-name="ListLabel 57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2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" style:display-name="WWNum1">
      <text:list-level-style-number text:level="1" text:style-name="WW_CharLFO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3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" style:display-name="WWNum2">
      <text:list-level-style-number text:level="1" text:style-name="WW_CharLFO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4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" style:display-name="WWNum3">
      <text:list-level-style-number text:level="1" text:style-name="WW_CharLFO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8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7" style:display-name="WWNum7">
      <text:list-level-style-number text:level="1" text:style-name="WW_CharLFO8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0LVL1" style:family="text">
      <style:text-properties style:font-name="Courier New" fo:font-weight="normal" style:font-weight-asian="normal" fo:font-style="normal" style:font-style-asian="normal" fo:font-size="12pt" style:font-size-asian="12pt" style:font-size-complex="12pt"/>
    </style:style>
    <text:list-style style:name="WWNum9" style:display-name="WWNum9">
      <text:list-level-style-number text:level="1" text:style-name="WW_CharLFO10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0" style:display-name="WWNum10">
      <text:list-level-style-number text:level="1" text:style-name="WW_CharLFO1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1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1" style:display-name="WWNum11">
      <text:list-level-style-number text:level="1" text:style-name="WW_CharLFO1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13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2" style:display-name="WWNum12">
      <text:list-level-style-number text:level="1" text:style-name="WW_CharLFO1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" style:display-name="WWNum1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6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16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5" style:display-name="WWNum15">
      <text:list-level-style-number text:level="1" text:style-name="WW_CharLFO16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6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7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17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6" style:display-name="WWNum16">
      <text:list-level-style-number text:level="1" text:style-name="WW_CharLFO17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7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8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18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7" style:display-name="WWNum17">
      <text:list-level-style-number text:level="1" text:style-name="WW_CharLFO18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8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9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19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8" style:display-name="WWNum18">
      <text:list-level-style-number text:level="1" text:style-name="WW_CharLFO19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9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0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20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19" style:display-name="WWNum19">
      <text:list-level-style-number text:level="1" text:style-name="WW_CharLFO20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0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1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21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0" style:display-name="WWNum20">
      <text:list-level-style-number text:level="1" text:style-name="WW_CharLFO2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1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2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22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1" style:display-name="WWNum21">
      <text:list-level-style-number text:level="1" text:style-name="WW_CharLFO2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2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3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23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2" style:display-name="WWNum22">
      <text:list-level-style-number text:level="1" text:style-name="WW_CharLFO2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3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4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24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3" style:display-name="WWNum23">
      <text:list-level-style-number text:level="1" text:style-name="WW_CharLFO2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4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5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25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4" style:display-name="WWNum24">
      <text:list-level-style-number text:level="1" text:style-name="WW_CharLFO25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5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6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26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5" style:display-name="WWNum25">
      <text:list-level-style-number text:level="1" text:style-name="WW_CharLFO26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6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7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27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6" style:display-name="WWNum26">
      <text:list-level-style-number text:level="1" text:style-name="WW_CharLFO27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7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8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28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7" style:display-name="WWNum27">
      <text:list-level-style-number text:level="1" text:style-name="WW_CharLFO28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8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9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29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8" style:display-name="WWNum28">
      <text:list-level-style-number text:level="1" text:style-name="WW_CharLFO29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9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0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30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29" style:display-name="WWNum29">
      <text:list-level-style-number text:level="1" text:style-name="WW_CharLFO30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0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1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31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0" style:display-name="WWNum30">
      <text:list-level-style-number text:level="1" text:style-name="WW_CharLFO3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1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2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32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1" style:display-name="WWNum31">
      <text:list-level-style-number text:level="1" text:style-name="WW_CharLFO3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2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3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33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2" style:display-name="WWNum32">
      <text:list-level-style-number text:level="1" text:style-name="WW_CharLFO3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3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4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34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3" style:display-name="WWNum33">
      <text:list-level-style-number text:level="1" text:style-name="WW_CharLFO3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4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5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35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4" style:display-name="WWNum34">
      <text:list-level-style-number text:level="1" text:style-name="WW_CharLFO35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5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5" style:display-name="WWNum35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6" style:display-name="WWNum36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8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38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7" style:display-name="WWNum37">
      <text:list-level-style-number text:level="1" text:style-name="WW_CharLFO38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8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9LVL1" style:family="text">
      <style:text-properties fo:font-weight="normal" style:font-weight-asian="normal" fo:font-style="normal" style:font-style-asian="normal" fo:font-size="12pt" style:font-size-asian="12pt" style:font-size-complex="12pt"/>
    </style:style>
    <style:style style:name="WW_CharLFO39LVL3" style:family="text">
      <style:text-properties fo:font-weight="normal" style:font-weight-asian="normal" fo:font-style="normal" style:font-style-asian="normal" fo:font-size="12pt" style:font-size-asian="12pt" style:font-size-complex="12pt"/>
    </style:style>
    <text:list-style style:name="WWNum38" style:display-name="WWNum38">
      <text:list-level-style-number text:level="1" text:style-name="WW_CharLFO39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9LVL3" style:num-suffix=")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9" style:display-name="WWNum39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sing Files And Directories</dc:title>
    <dc:subject>QALXESS_v2.0</dc:subject>
    <meta:initial-creator>Alina Swietochowska</meta:initial-creator>
    <dc:creator>Admin</dc:creator>
    <meta:creation-date>2019-06-26T14:40:00Z</meta:creation-date>
    <dc:date>2019-06-27T08:25:00Z</dc:date>
    <meta:print-date>2010-07-07T10:15:00Z</meta:print-date>
    <meta:template xlink:href="Normal.dotm" xlink:type="simple"/>
    <meta:editing-cycles>3</meta:editing-cycles>
    <meta:editing-duration>PT120S</meta:editing-duration>
    <meta:user-defined meta:name="AppVersion">16.0000</meta:user-defined>
    <meta:user-defined meta:name="BrandingStandard"/>
    <meta:user-defined meta:name="ChapterNumber">3</meta:user-defined>
    <meta:user-defined meta:name="ChapterType">Exercise</meta:user-defined>
    <meta:user-defined meta:name="Company">QA Ltd</meta:user-defined>
    <meta:user-defined meta:name="ContentTypeId">0x010100F0967B7CEE8D417F966757887D9466FB00147B54DDD4FAF04783788825E658396D</meta:user-defined>
    <meta:user-defined meta:name="Difficulty"/>
    <meta:user-defined meta:name="DocSecurity" meta:value-type="float">0</meta:user-defined>
    <meta:user-defined meta:name="Duration"/>
    <meta:user-defined meta:name="HyperlinksChanged" meta:value-type="boolean">false</meta:user-defined>
    <meta:user-defined meta:name="LinksUpToDate" meta:value-type="boolean">false</meta:user-defined>
    <meta:user-defined meta:name="PageNumbering">Sequential</meta:user-defined>
    <meta:user-defined meta:name="ScaleCrop" meta:value-type="boolean">false</meta:user-defined>
    <meta:user-defined meta:name="ShareDoc" meta:value-type="boolean">false</meta:user-defined>
    <meta:user-defined meta:name="category">Exercise</meta:user-defined>
    <meta:document-statistic meta:page-count="5" meta:paragraph-count="10" meta:word-count="786" meta:character-count="5261" meta:row-count="37" meta:non-whitespace-character-count="4485"/>
  </office:meta>
</office:document-meta>
</file>